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5F4027D599F745C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31cm" fo:min-width="0.6cm"/>
    </style:style>
    <style:style style:name="gr3" style:family="graphic" style:parent-style-name="standard">
      <style:graphic-properties draw:stroke="dash" draw:stroke-dash="Dashed_20__28_var_29_" svg:stroke-color="#000000" draw:fill="none" draw:opacity="100%" draw:textarea-horizontal-align="justify" draw:textarea-vertical-align="middle" draw:auto-grow-height="false" fo:min-height="1.65cm" fo:min-width="18.3cm"/>
    </style:style>
    <style:style style:name="gr4" style:family="graphic" style:parent-style-name="standard">
      <style:graphic-properties draw:stroke="none" svg:stroke-color="#000000" draw:fill="none" draw:fill-color="#ffffff" fo:min-height="0.323cm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36cm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9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color="#cccccc"/>
    </style:style>
    <style:style style:name="P8" style:family="paragraph">
      <style:text-properties fo:color="#666666"/>
    </style:style>
    <style:style style:name="P9" style:family="paragraph">
      <loext:graphic-properties draw:fill="none" draw:fill-color="#ffffff"/>
      <style:text-properties fo:color="#666666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Noto Sans2" fo:font-size="6pt" style:font-name-asian="Noto Sans2" style:font-size-asian="6pt" style:font-name-complex="Noto Sans2" style:font-size-complex="6pt"/>
    </style:style>
    <style:style style:name="T4" style:family="text">
      <style:text-properties style:font-name="Liberation Sans" fo:font-size="6pt" style:font-name-asian="Liberation Sans2" style:font-size-asian="6pt" style:font-name-complex="Liberation Sans2" style:font-size-complex="6pt"/>
    </style:style>
    <style:style style:name="T5" style:family="text">
      <style:text-properties fo:color="#666666" style:font-name="Noto Sans2" fo:font-size="6pt" style:font-name-asian="Noto Sans2" style:font-size-asian="6pt" style:font-name-complex="Noto Sans2" style:font-size-complex="6pt"/>
    </style:style>
    <style:style style:name="T6" style:family="text">
      <style:text-properties fo:color="#666666" style:font-name="Liberation Sans" fo:font-size="6pt" style:font-name-asian="Liberation Sans2" style:font-size-asian="6pt" style:font-name-complex="Liberation Sans2" style:font-size-complex="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T9" style:family="text">
      <style:text-properties style:font-name="Liberation Sans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.124cm" svg:height="1.124cm" svg:x="2.7cm" svg:y="7.3cm">
          <draw:image xlink:href="Pictures/1000020100000200000002005F4027D599F745C3.png" xlink:type="simple" xlink:show="embed" xlink:actuate="onLoad">
            <text:p/>
          </draw:image>
        </draw:frame>
        <draw:custom-shape draw:style-name="gr2" draw:text-style-name="P3" draw:layer="layout" svg:width="1.1cm" svg:height="0.481cm" svg:x="10.7cm" svg:y="2.419cm">
          <text:p text:style-name="P2"><text:span text:style-name="T1">New issu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24cm" svg:height="1.124cm" svg:x="6.7cm" svg:y="7.3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0.776cm" svg:y="7.3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4.1cm" svg:y="7.3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7.7cm" svg:y="7.3cm">
          <draw:image xlink:href="Pictures/1000020100000200000002005F4027D599F745C3.png" xlink:type="simple" xlink:show="embed" xlink:actuate="onLoad">
            <text:p/>
          </draw:image>
        </draw:frame>
        <draw:custom-shape draw:style-name="gr2" draw:text-style-name="P3" draw:layer="layout" svg:width="1.1cm" svg:height="0.481cm" svg:x="3.7cm" svg:y="5.619cm">
          <text:p text:style-name="P2"><text:span text:style-name="T1">Iss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.9cm" svg:y="5.5cm">
          <text:p text:style-name="P2"><text:span text:style-name="T1">Iss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5.7cm" svg:y="6.3cm">
          <text:p text:style-name="P2"><text:span text:style-name="T1">Issu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7cm" svg:y="5.619cm">
          <text:p text:style-name="P2"><text:span text:style-name="T1">Issu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8.1cm" svg:y="6.4cm">
          <text:p text:style-name="P2"><text:span text:style-name="T1">Issu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0.8cm" svg:y="6.2cm">
          <text:p text:style-name="P2"><text:span text:style-name="T1">Issue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7cm" svg:y="6.119cm">
          <text:p text:style-name="P2"><text:span text:style-name="T1">Issue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8.7cm" svg:y="6.119cm">
          <text:p text:style-name="P2"><text:span text:style-name="T1">Issue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8.8cm" svg:height="1.9cm" svg:x="1.1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cm" svg:height="0.573cm" svg:x="0.9cm" svg:y="4.6cm">
          <draw:text-box>
            <text:p><text:span text:style-name="T2">Resolved issues</text:span></text:p>
          </draw:text-box>
        </draw:frame>
        <draw:line draw:style-name="gr5" draw:text-style-name="P1" draw:layer="layout" svg:x1="2.9cm" svg:y1="7.3cm" svg:x2="2.5cm" svg:y2="6.2cm">
          <text:p/>
        </draw:line>
        <draw:line draw:style-name="gr5" draw:text-style-name="P1" draw:layer="layout" svg:x1="3.8cm" svg:y1="7.3cm" svg:x2="4.3cm" svg:y2="6.2cm">
          <text:p/>
        </draw:line>
        <draw:line draw:style-name="gr5" draw:text-style-name="P1" draw:layer="layout" svg:x1="7.7cm" svg:y1="7.6cm" svg:x2="8.7cm" svg:y2="6.9cm">
          <text:p/>
        </draw:line>
        <draw:line draw:style-name="gr5" draw:text-style-name="P1" draw:layer="layout" svg:x1="7.3cm" svg:y1="7.2cm" svg:x2="7.6cm" svg:y2="6.2cm">
          <text:p/>
        </draw:line>
        <draw:line draw:style-name="gr5" draw:text-style-name="P1" draw:layer="layout" svg:x1="6.9cm" svg:y1="7.6cm" svg:x2="6.2cm" svg:y2="6.8cm">
          <text:p/>
        </draw:line>
        <draw:line draw:style-name="gr5" draw:text-style-name="P1" draw:layer="layout" svg:x1="11.3cm" svg:y1="7.3cm" svg:x2="11.3cm" svg:y2="6.7cm">
          <text:p/>
        </draw:line>
        <draw:line draw:style-name="gr5" draw:text-style-name="P1" draw:layer="layout" svg:x1="18.2cm" svg:y1="7.3cm" svg:x2="17.6cm" svg:y2="6.7cm">
          <text:p/>
        </draw:line>
        <draw:line draw:style-name="gr5" draw:text-style-name="P1" draw:layer="layout" svg:x1="18.5cm" svg:y1="7.3cm" svg:x2="19.3cm" svg:y2="6.7cm">
          <text:p/>
        </draw:line>
        <draw:line draw:style-name="gr6" draw:text-style-name="P1" draw:layer="layout" svg:x1="10.6cm" svg:y1="2.7cm" svg:x2="2.7cm" svg:y2="5.4cm">
          <text:p/>
        </draw:line>
        <draw:frame draw:style-name="gr7" draw:text-style-name="P6" draw:layer="layout" svg:width="1.4cm" svg:height="0.786cm" draw:transform="rotate (0.341037335839692) translate (4.889cm 4.231cm)">
          <draw:text-box>
            <text:p><text:span text:style-name="T3">α</text:span><text:span text:style-name="T4">= 0.012</text:span></text:p>
          </draw:text-box>
        </draw:frame>
        <draw:line draw:style-name="gr6" draw:text-style-name="P1" draw:layer="layout" svg:x1="10.6cm" svg:y1="3cm" svg:x2="4.4cm" svg:y2="5.5cm">
          <text:p/>
        </draw:line>
        <draw:line draw:style-name="gr6" draw:text-style-name="P1" draw:layer="layout" svg:x1="11cm" svg:y1="3cm" svg:x2="8cm" svg:y2="5.5cm">
          <text:p/>
        </draw:line>
        <draw:line draw:style-name="gr6" draw:text-style-name="P1" draw:layer="layout" svg:x1="11.2cm" svg:y1="3cm" svg:x2="9.1cm" svg:y2="6.2cm">
          <text:p/>
        </draw:line>
        <draw:line draw:style-name="gr6" draw:text-style-name="P1" draw:layer="layout" svg:x1="11.3cm" svg:y1="3.1cm" svg:x2="11.3cm" svg:y2="6cm">
          <text:p/>
        </draw:line>
        <draw:line draw:style-name="gr8" draw:text-style-name="P7" draw:layer="layout" svg:x1="11.8cm" svg:y1="3.1cm" svg:x2="17.4cm" svg:y2="5.9cm">
          <text:p/>
        </draw:line>
        <draw:frame draw:style-name="gr7" draw:text-style-name="P6" draw:layer="layout" svg:width="1.4cm" svg:height="0.786cm" draw:transform="rotate (0.392873614623924) translate (5.7cm 4.536cm)">
          <draw:text-box>
            <text:p><text:span text:style-name="T3">α</text:span><text:span text:style-name="T4">= 0.24</text:span></text:p>
          </draw:text-box>
        </draw:frame>
        <draw:frame draw:style-name="gr7" draw:text-style-name="P6" draw:layer="layout" svg:width="1.4cm" svg:height="0.786cm" draw:transform="rotate (0.637743308678728) translate (8.6cm 4.368cm)">
          <draw:text-box>
            <text:p><text:span text:style-name="T3">α</text:span><text:span text:style-name="T4">= 0.43</text:span></text:p>
          </draw:text-box>
        </draw:frame>
        <draw:frame draw:style-name="gr7" draw:text-style-name="P6" draw:layer="layout" svg:width="1.4cm" svg:height="0.786cm" draw:transform="rotate (0.875806218650755) translate (9.3cm 4.875cm)">
          <draw:text-box>
            <text:p><text:span text:style-name="T3">α</text:span><text:span text:style-name="T4">= 0.039</text:span></text:p>
          </draw:text-box>
        </draw:frame>
        <draw:frame draw:style-name="gr7" draw:text-style-name="P6" draw:layer="layout" svg:width="1.505cm" svg:height="0.786cm" draw:transform="rotate (-0.0134390352403557) translate (11.2cm 4.195cm)">
          <draw:text-box>
            <text:p><text:span text:style-name="T3">α</text:span><text:span text:style-name="T4">= 0.0422</text:span></text:p>
          </draw:text-box>
        </draw:frame>
        <draw:frame draw:style-name="gr7" draw:text-style-name="P9" draw:layer="layout" svg:width="1.597cm" svg:height="0.786cm" draw:transform="rotate (-0.514872129338327) translate (13.787cm 3.6cm)">
          <draw:text-box>
            <text:p text:style-name="P8"><text:span text:style-name="T5">α</text:span><text:span text:style-name="T6">= 0.0098</text:span></text:p>
          </draw:text-box>
        </draw:frame>
        <draw:frame draw:style-name="gr9" draw:text-style-name="P6" draw:layer="layout" svg:width="4.5cm" svg:height="1.673cm" svg:x="1cm" svg:y="2.6cm">
          <draw:text-box>
            <text:p><text:span text:style-name="T7">Min </text:span><text:span text:style-name="T8">α</text:span><text:span text:style-name="T9"> = 0.01</text:span></text:p>
          </draw:text-box>
        </draw:frame>
        <draw:frame draw:style-name="gr10" draw:text-style-name="P6" draw:layer="layout" svg:width="1.7cm" svg:height="1.207cm" svg:x="2.5cm" svg:y="8.5cm">
          <draw:text-box>
            <text:p><text:span text:style-name="T7">Dev 1</text:span></text:p>
          </draw:text-box>
        </draw:frame>
        <draw:frame draw:style-name="gr10" draw:text-style-name="P6" draw:layer="layout" svg:width="1.7cm" svg:height="1.207cm" svg:x="6.5cm" svg:y="8.501cm">
          <draw:text-box>
            <text:p><text:span text:style-name="T7">Dev 2</text:span></text:p>
          </draw:text-box>
        </draw:frame>
        <draw:frame draw:style-name="gr10" draw:text-style-name="P6" draw:layer="layout" svg:width="1.7cm" svg:height="1.207cm" svg:x="10.5cm" svg:y="8.502cm">
          <draw:text-box>
            <text:p><text:span text:style-name="T7">Dev 3</text:span></text:p>
          </draw:text-box>
        </draw:frame>
        <draw:frame draw:style-name="gr10" draw:text-style-name="P6" draw:layer="layout" svg:width="1.7cm" svg:height="1.207cm" svg:x="13.9cm" svg:y="8.503cm">
          <draw:text-box>
            <text:p><text:span text:style-name="T7">Dev 4</text:span></text:p>
          </draw:text-box>
        </draw:frame>
        <draw:frame draw:style-name="gr10" draw:text-style-name="P6" draw:layer="layout" svg:width="1.7cm" svg:height="1.207cm" svg:x="17.5cm" svg:y="8.504cm">
          <draw:text-box>
            <text:p><text:span text:style-name="T7">Dev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5:25:11.129158554</meta:creation-date>
    <dc:date>2016-11-01T17:18:19.328150633</dc:date>
    <meta:editing-duration>PT42M20S</meta:editing-duration>
    <meta:editing-cycles>9</meta:editing-cycles>
    <meta:generator>LibreOffice/5.0.3.2$Linux_X86_64 LibreOffice_project/00m0$Build-2</meta:generator>
    <meta:document-statistic meta:object-count="42"/>
  </office:meta>
</office:document-meta>
</file>